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5000000448B6CAF0B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Text_20_Page_20_Master-notes">
      <style:graphic-properties draw:fill-color="#ffffff" fo:min-height="11.565cm"/>
    </style:style>
    <style:style style:name="P1" style:family="paragraph">
      <style:paragraph-properties fo:margin-left="0cm" fo:margin-right="0cm" fo:margin-top="0cm" fo:margin-bottom="0cm" fo:text-align="start" fo:text-indent="0cm"/>
    </style:style>
    <style:style style:name="P2" style:family="paragraph">
      <style:paragraph-properties fo:margin-top="0cm" fo:margin-bottom="0cm"/>
      <style:text-properties fo:font-size="36pt"/>
    </style:style>
    <style:style style:name="P3" style:family="paragraph">
      <style:paragraph-properties fo:margin-left="0cm" fo:margin-right="0cm" fo:margin-top="0cm" fo:margin-bottom="0cm" fo:text-indent="0cm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36pt"/>
    </style:style>
    <style:style style:name="T2" style:family="text">
      <style:text-properties fo:font-size="22pt"/>
    </style:style>
    <style:style style:name="T3" style:family="text">
      <style:text-properties fo:font-size="28pt" fo:font-weight="bold"/>
    </style:style>
    <style:style style:name="T4" style:family="text">
      <style:text-properties fo:font-size="24pt"/>
    </style:style>
    <style:style style:name="T5" style:family="text">
      <style:text-properties fo:font-size="28pt"/>
    </style:style>
    <style:style style:name="T6" style:family="text">
      <style:text-properties fo:font-size="20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ext_20_Page_20_Master">
        <office:forms form:automatic-focus="false" form:apply-design-mode="false"/>
        <draw:frame draw:style-name="gr1" draw:text-style-name="P2" draw:layer="layout" svg:width="2.559cm" svg:height="1.453cm" svg:x="9.262cm" svg:y="8.779cm">
          <draw:text-box>
            <text:p text:style-name="P1"><text:span text:style-name="T1">GFv2</text:span></text:p>
          </draw:text-box>
        </draw:frame>
        <draw:frame draw:style-name="gr1" draw:text-style-name="P4" draw:layer="layout" svg:width="2.978cm" svg:height="1.847cm" svg:x="6.263cm" svg:y="8.541cm">
          <draw:text-box>
            <text:p text:style-name="P3"><text:span text:style-name="T2">Download</text:span></text:p>
            <text:p text:style-name="P1"><text:span text:style-name="T3">NOW</text:span></text:p>
          </draw:text-box>
        </draw:frame>
        <draw:frame draw:style-name="gr1" draw:text-style-name="P2" draw:layer="layout" svg:width="1.932cm" svg:height="1.453cm" svg:x="9.263cm" svg:y="11.18cm">
          <draw:text-box>
            <text:p text:style-name="P1"><text:span text:style-name="T1">TLE</text:span></text:p>
          </draw:text-box>
        </draw:frame>
        <draw:frame draw:style-name="gr1" draw:text-style-name="P4" draw:layer="layout" svg:width="2.978cm" svg:height="1.847cm" svg:x="6.264cm" svg:y="10.942cm">
          <draw:text-box>
            <text:p text:style-name="P3"><text:span text:style-name="T2">Download</text:span></text:p>
            <text:p text:style-name="P1"><text:span text:style-name="T3">NOW</text:span></text:p>
          </draw:text-box>
        </draw:frame>
        <draw:frame draw:style-name="gr1" draw:text-style-name="P2" draw:layer="layout" svg:width="3.922cm" svg:height="1.453cm" svg:x="9.263cm" svg:y="6.28cm">
          <draw:text-box>
            <text:p text:style-name="P1"><text:span text:style-name="T1">GFv1</text:span><text:span text:style-name="T4">UR1</text:span></text:p>
          </draw:text-box>
        </draw:frame>
        <draw:frame draw:style-name="gr1" draw:text-style-name="P4" draw:layer="layout" svg:width="2.978cm" svg:height="1.847cm" svg:x="6.264cm" svg:y="6.042cm">
          <draw:text-box>
            <text:p text:style-name="P3"><text:span text:style-name="T2">Download</text:span></text:p>
            <text:p text:style-name="P1"><text:span text:style-name="T3">NOW</text:span></text:p>
          </draw:text-box>
        </draw:frame>
        <draw:frame draw:style-name="gr1" draw:text-style-name="P2" draw:layer="layout" svg:width="3.503cm" svg:height="1.453cm" svg:x="9.263cm" svg:y="13.58cm">
          <draw:text-box>
            <text:p text:style-name="P1"><text:span text:style-name="T1">GFv2</text:span><text:span text:style-name="T4">M2</text:span></text:p>
          </draw:text-box>
        </draw:frame>
        <draw:frame draw:style-name="gr1" draw:text-style-name="P4" draw:layer="layout" svg:width="2.978cm" svg:height="1.847cm" svg:x="6.264cm" svg:y="13.342cm">
          <draw:text-box>
            <text:p text:style-name="P3"><text:span text:style-name="T2">Download</text:span></text:p>
            <text:p text:style-name="P1"><text:span text:style-name="T3">NOW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746cm" svg:height="10.795cm" svg:x="3.422cm" svg:y="2.47cm" draw:page-number="1" presentation:class="page"/>
          <draw:frame presentation:style-name="pr1" draw:text-style-name="P5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" draw:style-name="dp1" draw:master-page-name="Text_20_Page_20_Master">
        <office:forms form:automatic-focus="false" form:apply-design-mode="false"/>
        <draw:frame draw:style-name="gr1" draw:text-style-name="P2" draw:layer="layout" svg:width="4.887cm" svg:height="2.41cm" svg:x="9.262cm" svg:y="7.979cm">
          <draw:text-box>
            <text:p text:style-name="P1"><text:span text:style-name="T1">GlassFish</text:span></text:p>
            <text:p text:style-name="P1"><text:span text:style-name="T5">v2</text:span></text:p>
          </draw:text-box>
        </draw:frame>
        <draw:frame draw:style-name="gr1" draw:text-style-name="P4" draw:layer="layout" svg:width="2.779cm" svg:height="1.767cm" svg:x="6.463cm" svg:y="8.441cm">
          <draw:text-box>
            <text:p text:style-name="P3"><text:span text:style-name="T6">Download</text:span></text:p>
            <text:p text:style-name="P1"><text:span text:style-name="T3">NOW</text:span></text:p>
          </draw:text-box>
        </draw:frame>
        <draw:frame draw:style-name="gr1" draw:text-style-name="P2" draw:layer="layout" svg:width="5.061cm" svg:height="2.687cm" svg:x="9.263cm" svg:y="10.58cm">
          <draw:text-box>
            <text:p text:style-name="P1"><text:span text:style-name="T1">TopLink</text:span></text:p>
            <text:p text:style-name="P1"><text:span text:style-name="T1">Essentials</text:span></text:p>
          </draw:text-box>
        </draw:frame>
        <draw:frame draw:style-name="gr1" draw:text-style-name="P4" draw:layer="layout" svg:width="2.779cm" svg:height="1.767cm" svg:x="6.464cm" svg:y="11.142cm">
          <draw:text-box>
            <text:p text:style-name="P3"><text:span text:style-name="T6">Download</text:span></text:p>
            <text:p text:style-name="P1"><text:span text:style-name="T3">NOW</text:span></text:p>
          </draw:text-box>
        </draw:frame>
        <draw:frame draw:style-name="gr1" draw:text-style-name="P2" draw:layer="layout" svg:width="4.887cm" svg:height="2.41cm" svg:x="9.263cm" svg:y="5.28cm">
          <draw:text-box>
            <text:p text:style-name="P1"><text:span text:style-name="T1">GlassFish</text:span></text:p>
            <text:p text:style-name="P1"><text:span text:style-name="T5">v1</text:span><text:span text:style-name="T4">UR1</text:span></text:p>
          </draw:text-box>
        </draw:frame>
        <draw:frame draw:style-name="gr1" draw:text-style-name="P4" draw:layer="layout" svg:width="2.779cm" svg:height="1.767cm" svg:x="6.464cm" svg:y="5.742cm">
          <draw:text-box>
            <text:p text:style-name="P3"><text:span text:style-name="T6">Download</text:span></text:p>
            <text:p text:style-name="P1"><text:span text:style-name="T3">NOW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746cm" svg:height="10.795cm" svg:x="3.422cm" svg:y="2.47cm" draw:page-number="2" presentation:class="page"/>
          <draw:frame presentation:style-name="pr1" draw:text-style-name="P5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" draw:style-name="dp1" draw:master-page-name="Text_20_Page_20_Master">
        <office:forms form:automatic-focus="false" form:apply-design-mode="false"/>
        <draw:frame draw:style-name="gr1" draw:text-style-name="P2" draw:layer="layout" svg:width="4.887cm" svg:height="2.41cm" svg:x="9.262cm" svg:y="7.979cm">
          <draw:text-box>
            <text:p text:style-name="P1"><text:span text:style-name="T1">GlassFish</text:span></text:p>
            <text:p text:style-name="P1"><text:span text:style-name="T5">v2 </text:span><text:span text:style-name="T4">EA M2</text:span></text:p>
          </draw:text-box>
        </draw:frame>
        <draw:frame draw:style-name="gr1" draw:text-style-name="P4" draw:layer="layout" svg:width="2.779cm" svg:height="1.767cm" svg:x="6.463cm" svg:y="8.441cm">
          <draw:text-box>
            <text:p text:style-name="P3"><text:span text:style-name="T6">Download</text:span></text:p>
            <text:p text:style-name="P1"><text:span text:style-name="T3">NOW</text:span></text:p>
          </draw:text-box>
        </draw:frame>
        <draw:frame draw:style-name="gr1" draw:text-style-name="P2" draw:layer="layout" svg:width="5.061cm" svg:height="2.687cm" svg:x="9.263cm" svg:y="10.58cm">
          <draw:text-box>
            <text:p text:style-name="P1"><text:span text:style-name="T1">TopLink</text:span></text:p>
            <text:p text:style-name="P1"><text:span text:style-name="T1">Essentials</text:span></text:p>
          </draw:text-box>
        </draw:frame>
        <draw:frame draw:style-name="gr1" draw:text-style-name="P4" draw:layer="layout" svg:width="2.779cm" svg:height="1.767cm" svg:x="6.464cm" svg:y="11.142cm">
          <draw:text-box>
            <text:p text:style-name="P3"><text:span text:style-name="T6">Download</text:span></text:p>
            <text:p text:style-name="P1"><text:span text:style-name="T3">NOW</text:span></text:p>
          </draw:text-box>
        </draw:frame>
        <draw:frame draw:style-name="gr1" draw:text-style-name="P2" draw:layer="layout" svg:width="4.887cm" svg:height="2.41cm" svg:x="9.263cm" svg:y="5.28cm">
          <draw:text-box>
            <text:p text:style-name="P1"><text:span text:style-name="T1">GlassFish</text:span></text:p>
            <text:p text:style-name="P1"><text:span text:style-name="T5">v1 </text:span><text:span text:style-name="T4">FINAL</text:span><text:span text:style-name="T5"> </text:span><text:span text:style-name="T4">UR1</text:span></text:p>
          </draw:text-box>
        </draw:frame>
        <draw:frame draw:style-name="gr1" draw:text-style-name="P4" draw:layer="layout" svg:width="2.779cm" svg:height="1.767cm" svg:x="6.464cm" svg:y="5.742cm">
          <draw:text-box>
            <text:p text:style-name="P3"><text:span text:style-name="T6">Download</text:span></text:p>
            <text:p text:style-name="P1"><text:span text:style-name="T3">NOW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746cm" svg:height="10.795cm" svg:x="3.422cm" svg:y="2.47cm" draw:page-number="3" presentation:class="page"/>
          <draw:frame presentation:style-name="pr1" draw:text-style-name="P5" draw:layer="layout" svg:width="14.855cm" svg:height="11.565cm" svg:x="3.457cm" svg:y="14.37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bold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draw:fill-image-width="0cm" draw:fill-image-height="0cm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  <style:text-properties fo:font-family="'Arial Narrow'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family="Arial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10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/>
      </style:paragraph-properties>
      <style:text-properties fo:color="#5382a1" style:text-outline="false" style:text-line-through-style="none" style:text-position="0% 100%" fo:font-family="Arial" style:font-style-name="Bold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family="Arial" style:font-style-name="Regular" style:font-family-generic="swiss" style:font-pitch="variable" fo:font-size="12pt"/>
    </style:style>
    <style:style style:name="Bullet_20_2" style:display-name="Bullet 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3.564cm" fo:padding-top="0.127cm" fo:padding-bottom="0.127cm" fo:padding-left="0.254cm" fo:padding-right="0.254cm">
        <text:list-style>
          <text:list-level-style-bullet text:level="1" text:bullet-char="●">
            <style:list-level-properties text:min-label-width="0.381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381cm" fo:margin-right="0cm" fo:margin-top="0.152cm" fo:margin-bottom="0cm" fo:line-height="85%" fo:text-align="start" text:enable-numbering="true" fo:text-indent="-0.381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SunSans-Regular" style:font-style-name="Regular" style:font-family-generic="roman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4pt" style:language-asian="en" style:country-asian="US" style:font-style-asian="normal" style:font-weight-asian="normal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Table_20_Contents" style:display-name="Table Contents" style:family="graphic">
      <style:paragraph-properties style:text-autospace="none"/>
      <style:text-properties fo:font-size="21.2000007629395pt" fo:language="en" fo:country="US" style:font-size-asian="21.2000007629395pt" style:language-asian="en" style:country-asian="U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en" fo:country="US" fo:font-style="italic" fo:font-weight="bold" style:font-size-asian="21.2000007629395pt" style:language-asian="en" style:country-asian="US" style:font-style-asian="italic" style:font-weight-asian="bold" style:font-size-complex="21.2000007629395pt" style:font-style-complex="italic" style:font-weight-complex="bold"/>
    </style:style>
    <style:style style:name="Bullets" style:family="graphic">
      <style:paragraph-properties style:text-autospace="none"/>
      <style:text-properties fo:font-family="StarSymbol" style:font-charset="x-symbol" fo:font-size="15.8999996185303pt" fo:language="en" fo:country="US" style:font-family-asian="StarSymbol" style:font-size-asian="15.8999996185303pt" style:language-asian="en" style:country-asian="US" style:font-family-complex="StarSymbol" style:font-size-complex="15.8999996185303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•">
            <style:text-properties fo:font-family="StarSymbol" style:font-charset="x-symbol" fo:color="#000000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text:enable-numbering="false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-0.873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en" style:country-asian="US" style:font-style-asian="normal" style:font-weight-asian="normal" style:font-family-complex="'Arial Unicode MS'" style:font-pitch-complex="variable" style:font-size-complex="32pt" style:language-complex="en" style:country-complex="US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aseline_5f_Subject_5f_Date_5f_v1.0-title" style:display-name="Baseline_Subject_Date_v1.0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Baseline_5f_Subject_5f_Date_5f_v1.0-subtitle" style:display-name="Baseline_Subject_Date_v1.0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Baseline_5f_Subject_5f_Date_5f_v1.0-background" style:display-name="Baseline_Subject_Date_v1.0-background" style:family="presentation">
      <style:graphic-properties draw:stroke="none" draw:fill="solid" draw:fill-color="#ffffff" draw:fill-image-width="2.54cm" draw:fill-image-height="2.54cm"/>
    </style:style>
    <style:style style:name="Baseline_5f_Subject_5f_Date_5f_v1.0-backgroundobjects" style:display-name="Baseline_Subject_Date_v1.0-backgroundobjects" style:family="presentation">
      <style:graphic-properties draw:shadow="hidden" draw:shadow-offset-x="0.3cm" draw:shadow-offset-y="0.3cm" draw:shadow-color="#808080"/>
    </style:style>
    <style:style style:name="Baseline_5f_Subject_5f_Date_5f_v1.0-notes" style:display-name="Baseline_Subject_Date_v1.0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Baseline_5f_Subject_5f_Date_5f_v1.0-outline1" style:display-name="Baseline_Subject_Date_v1.0-outline1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Baseline_5f_Subject_5f_Date_5f_v1.0-outline2" style:display-name="Baseline_Subject_Date_v1.0-outline2" style:family="presentation" style:parent-style-name="Baseline_5f_Subject_5f_Date_5f_v1.0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Baseline_5f_Subject_5f_Date_5f_v1.0-outline3" style:display-name="Baseline_Subject_Date_v1.0-outline3" style:family="presentation" style:parent-style-name="Baseline_5f_Subject_5f_Date_5f_v1.0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Baseline_5f_Subject_5f_Date_5f_v1.0-outline4" style:display-name="Baseline_Subject_Date_v1.0-outline4" style:family="presentation" style:parent-style-name="Baseline_5f_Subject_5f_Date_5f_v1.0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Baseline_5f_Subject_5f_Date_5f_v1.0-outline5" style:display-name="Baseline_Subject_Date_v1.0-outline5" style:family="presentation" style:parent-style-name="Baseline_5f_Subject_5f_Date_5f_v1.0-outline4">
      <style:paragraph-properties fo:margin-left="6cm" fo:margin-right="0cm" fo:margin-top="0cm" fo:margin-bottom="0.1cm" fo:text-indent="-0.6cm"/>
      <style:text-properties fo:color="#000000" fo:font-size="20pt"/>
    </style:style>
    <style:style style:name="Baseline_5f_Subject_5f_Date_5f_v1.0-outline6" style:display-name="Baseline_Subject_Date_v1.0-outline6" style:family="presentation" style:parent-style-name="Baseline_5f_Subject_5f_Date_5f_v1.0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Baseline_5f_Subject_5f_Date_5f_v1.0-outline7" style:display-name="Baseline_Subject_Date_v1.0-outline7" style:family="presentation" style:parent-style-name="Baseline_5f_Subject_5f_Date_5f_v1.0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Baseline_5f_Subject_5f_Date_5f_v1.0-outline8" style:display-name="Baseline_Subject_Date_v1.0-outline8" style:family="presentation" style:parent-style-name="Baseline_5f_Subject_5f_Date_5f_v1.0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Baseline_5f_Subject_5f_Date_5f_v1.0-outline9" style:display-name="Baseline_Subject_Date_v1.0-outline9" style:family="presentation" style:parent-style-name="Baseline_5f_Subject_5f_Date_5f_v1.0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0.669cm" fo:min-width="1.298cm"/>
    </style:style>
    <style:style style:name="gr2" style:family="graphic" style:parent-style-name="standard">
      <style:graphic-properties draw:stroke="solid" draw:stroke-dash="Dash_20_1" svg:stroke-width="0.025cm" svg:stroke-color="#000000" draw:marker-start-width="0.342cm" draw:marker-start-center="false" draw:marker-end-width="0.342cm" draw:marker-end-center="false" svg:stroke-opacity="100%" draw:stroke-linejoin="round" draw:fill="solid" draw:fill-color="#5382a1" draw:fill-gradient-name="Gradient_20_7" draw:gradient-step-count="0" draw:fill-hatch-name="Hatch_20_1" draw:fill-hatch-solid="false" draw:fill-image-name="Bitmape_20_3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gr4" style:family="graphic" style:parent-style-name="standard">
      <style:graphic-properties draw:stroke="none" svg:stroke-color="#000000" draw:fill="none" draw:fill-color="#ffffff" draw:auto-grow-height="true" fo:max-height="0cm" fo:min-height="0.651cm" fo:min-width="4.05cm"/>
    </style:style>
    <style:style style:name="gr5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9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4.642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67cm" fo:min-width="4.642cm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029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r3" style:family="presentation" style:parent-style-name="Baseline_5f_Subject_5f_Date_5f_v1.0-title">
      <style:graphic-properties draw:fill-color="#ffffff" draw:auto-grow-height="false" fo:min-height="3.181cm"/>
    </style:style>
    <style:style style:name="pr4" style:family="presentation" style:parent-style-name="Baseline_5f_Subject_5f_Date_5f_v1.0-outline1" style:list-style-name="L5">
      <style:graphic-properties draw:fill-color="#ffffff" draw:auto-grow-height="false" fo:min-height="12.001cm"/>
    </style:style>
    <style:style style:name="pr5" style:family="presentation" style:parent-style-name="Baseline_5f_Subject_5f_Date_5f_v1.0-notes" style:list-style-name="L7">
      <style:graphic-properties draw:fill-color="#ffffff" draw:auto-grow-height="false" fo:min-height="10.629cm" style:protect="position siz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Narrow'" style:font-style-name="Bold" style:font-family-generic="swiss" style:font-pitch="variable" fo:font-size="10pt" fo:font-weight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Arial" style:font-style-name="Bold" style:font-family-generic="swiss" style:font-pitch="variable" fo:font-size="12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indent="0cm"/>
      <style:text-properties fo:font-size="8pt"/>
    </style:style>
    <style:style style:name="P9" style:family="paragraph">
      <style:paragraph-properties fo:margin-left="0cm" fo:margin-right="0cm" fo:text-align="start" text:enable-numbering="false" fo:text-indent="0cm"/>
    </style:style>
    <style:style style:name="P10" style:family="paragraph">
      <style:paragraph-properties fo:margin-left="0cm" fo:margin-right="0cm" fo:text-align="start" text:enable-numbering="false" fo:text-indent="0cm"/>
      <style:text-properties fo:color="#000000" fo:font-family="'Arial Narrow'" style:font-style-name="Bold" style:font-family-generic="swiss" style:font-pitch="variable" fo:font-size="10pt" fo:font-style="normal" fo:font-weight="bold"/>
    </style:style>
    <style:style style:name="P11" style:family="paragraph">
      <style:paragraph-properties fo:margin-left="0cm" fo:margin-right="0cm" fo:text-align="center" text:enable-numbering="false" fo:text-indent="0cm"/>
    </style:style>
    <style:style style:name="P12" style:family="paragraph">
      <style:paragraph-properties fo:margin-left="0cm" fo:margin-right="0cm" fo:text-align="center" text:enable-numbering="false" fo:text-indent="0cm"/>
      <style:text-properties fo:color="#000000" fo:font-family="'Arial Narrow'" style:font-style-name="Bold" style:font-family-generic="swiss" style:font-pitch="variable" fo:font-size="10pt" fo:font-style="normal" fo:font-weight="bold" style:font-size-asian="24pt" style:font-size-complex="24pt"/>
    </style:style>
    <style:style style:name="P13" style:family="paragraph">
      <style:paragraph-properties fo:margin-left="0cm" fo:margin-right="0cm" fo:text-align="end" text:enable-numbering="false" fo:text-indent="0cm"/>
    </style:style>
    <style:style style:name="P14" style:family="paragraph">
      <style:paragraph-properties fo:margin-left="0cm" fo:margin-right="0cm" fo:text-align="end" text:enable-numbering="false" fo:text-indent="0cm"/>
      <style:text-properties fo:color="#000000" fo:font-family="'Arial Narrow'" style:font-style-name="Bold" style:font-family-generic="swiss" style:font-pitch="variable" fo:font-size="10pt" fo:font-style="normal" fo:font-weight="bold" style:font-size-asian="24pt" style:font-size-complex="24pt"/>
    </style:style>
    <style:style style:name="P15" style:family="paragraph">
      <style:paragraph-properties fo:margin-left="0cm" fo:margin-right="0cm" fo:text-align="start" text:enable-numbering="false" fo:text-indent="0cm"/>
      <style:text-properties fo:color="#000000" fo:font-family="'Arial Narrow'" style:font-family-generic="swiss" style:font-pitch="variable" fo:font-size="10pt" fo:font-style="normal" fo:font-weight="bold"/>
    </style:style>
    <style:style style:name="P16" style:family="paragraph">
      <style:paragraph-properties fo:margin-left="0cm" fo:margin-right="0cm" fo:text-align="center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P17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1" style:family="text">
      <style:text-properties fo:font-family="'Arial Narrow'" style:font-style-name="Bold" style:font-family-generic="swiss" style:font-pitch="variable" fo:font-size="10pt" fo:font-weight="normal"/>
    </style:style>
    <style:style style:name="T2" style:family="text">
      <style:text-properties fo:font-family="Arial" style:font-style-name="Bold" style:font-family-generic="swiss" style:font-pitch="variable" fo:font-size="12pt" fo:font-weight="bold"/>
    </style:style>
    <style:style style:name="T3" style:family="text">
      <style:text-properties fo:font-size="8pt"/>
    </style:style>
    <style:style style:name="T4" style:family="text">
      <style:text-properties fo:color="#000000" fo:font-family="'Arial Narrow'" style:font-style-name="Bold" style:font-family-generic="swiss" style:font-pitch="variable" fo:font-size="10pt" fo:font-style="normal" fo:font-weight="bold"/>
    </style:style>
    <style:style style:name="T5" style:family="text">
      <style:text-properties fo:color="#000000" fo:font-family="'Arial Narrow'" style:font-style-name="Bold" style:font-family-generic="swiss" style:font-pitch="variable" fo:font-size="10pt" fo:font-style="normal" fo:font-weight="bold" style:font-size-asian="24pt" style:font-size-complex="24pt"/>
    </style:style>
    <style:style style:name="T6" style:family="text">
      <style:text-properties fo:color="#000000" fo:font-family="'Arial Narrow'" style:font-family-generic="swiss" style:font-pitch="variable" fo:font-size="10pt" fo:font-style="normal" fo:font-weight="bold"/>
    </style:style>
    <style:style style:name="T7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.298cm" svg:height="1.075cm" svg:x="18.027cm" svg:y="25.903cm">
        <draw:text-box>
          <text:p text:style-name="P1"><text:span text:style-name="T1">Page </text:span><text:span text:style-name="T1"><text:page-number>&lt;number&gt;</text:page-number></text:span><text:span text:style-name="T1"> <text:s/></text:span></text:p>
        </draw:text-box>
      </draw:frame>
      <draw:g>
        <draw:line draw:style-name="gr2" draw:text-style-name="P3" draw:layer="backgroundobjects" svg:x1="11.596cm" svg:y1="11.273cm" svg:x2="19.067cm" svg:y2="11.273cm">
          <text:p text:style-name="P1"/>
        </draw:line>
        <draw:line draw:style-name="gr2" draw:text-style-name="P3" draw:layer="backgroundobjects" svg:x1="11.596cm" svg:y1="12.111cm" svg:x2="19.067cm" svg:y2="12.111cm">
          <text:p text:style-name="P1"/>
        </draw:line>
        <draw:line draw:style-name="gr2" draw:text-style-name="P3" draw:layer="backgroundobjects" svg:x1="11.596cm" svg:y1="12.949cm" svg:x2="19.067cm" svg:y2="12.949cm">
          <text:p text:style-name="P1"/>
        </draw:line>
        <draw:line draw:style-name="gr2" draw:text-style-name="P3" draw:layer="backgroundobjects" svg:x1="11.596cm" svg:y1="13.787cm" svg:x2="19.067cm" svg:y2="13.787cm">
          <text:p text:style-name="P1"/>
        </draw:line>
        <draw:line draw:style-name="gr2" draw:text-style-name="P3" draw:layer="backgroundobjects" svg:x1="11.596cm" svg:y1="14.625cm" svg:x2="19.067cm" svg:y2="14.625cm">
          <text:p text:style-name="P1"/>
        </draw:line>
        <draw:line draw:style-name="gr2" draw:text-style-name="P3" draw:layer="backgroundobjects" svg:x1="11.596cm" svg:y1="15.463cm" svg:x2="19.067cm" svg:y2="15.463cm">
          <text:p text:style-name="P1"/>
        </draw:line>
        <draw:line draw:style-name="gr2" draw:text-style-name="P3" draw:layer="backgroundobjects" svg:x1="11.596cm" svg:y1="16.301cm" svg:x2="19.067cm" svg:y2="16.301cm">
          <text:p text:style-name="P1"/>
        </draw:line>
        <draw:line draw:style-name="gr2" draw:text-style-name="P3" draw:layer="backgroundobjects" svg:x1="11.596cm" svg:y1="17.139cm" svg:x2="19.067cm" svg:y2="17.139cm">
          <text:p text:style-name="P1"/>
        </draw:line>
      </draw:g>
      <draw:g>
        <draw:line draw:style-name="gr3" draw:text-style-name="P3" draw:layer="backgroundobjects" svg:x1="11.675cm" svg:y1="3.337cm" svg:x2="19.146cm" svg:y2="3.337cm">
          <text:p text:style-name="P1"/>
        </draw:line>
        <draw:line draw:style-name="gr3" draw:text-style-name="P3" draw:layer="backgroundobjects" svg:x1="11.675cm" svg:y1="4.175cm" svg:x2="19.146cm" svg:y2="4.175cm">
          <text:p text:style-name="P1"/>
        </draw:line>
        <draw:line draw:style-name="gr3" draw:text-style-name="P3" draw:layer="backgroundobjects" svg:x1="11.675cm" svg:y1="5.013cm" svg:x2="19.146cm" svg:y2="5.013cm">
          <text:p text:style-name="P1"/>
        </draw:line>
        <draw:line draw:style-name="gr3" draw:text-style-name="P3" draw:layer="backgroundobjects" svg:x1="11.675cm" svg:y1="5.851cm" svg:x2="19.146cm" svg:y2="5.851cm">
          <text:p text:style-name="P1"/>
        </draw:line>
        <draw:line draw:style-name="gr3" draw:text-style-name="P3" draw:layer="backgroundobjects" svg:x1="11.675cm" svg:y1="6.689cm" svg:x2="19.146cm" svg:y2="6.689cm">
          <text:p text:style-name="P1"/>
        </draw:line>
        <draw:line draw:style-name="gr3" draw:text-style-name="P3" draw:layer="backgroundobjects" svg:x1="11.675cm" svg:y1="7.527cm" svg:x2="19.146cm" svg:y2="7.527cm">
          <text:p text:style-name="P1"/>
        </draw:line>
        <draw:line draw:style-name="gr3" draw:text-style-name="P3" draw:layer="backgroundobjects" svg:x1="11.675cm" svg:y1="8.365cm" svg:x2="19.146cm" svg:y2="8.365cm">
          <text:p text:style-name="P1"/>
        </draw:line>
        <draw:line draw:style-name="gr3" draw:text-style-name="P3" draw:layer="backgroundobjects" svg:x1="11.675cm" svg:y1="9.203cm" svg:x2="19.146cm" svg:y2="9.203cm">
          <text:p text:style-name="P1"/>
        </draw:line>
      </draw:g>
      <draw:g>
        <draw:line draw:style-name="gr2" draw:text-style-name="P3" draw:layer="backgroundobjects" svg:x1="11.62cm" svg:y1="19.112cm" svg:x2="19.091cm" svg:y2="19.112cm">
          <text:p text:style-name="P1"/>
        </draw:line>
        <draw:line draw:style-name="gr2" draw:text-style-name="P3" draw:layer="backgroundobjects" svg:x1="11.62cm" svg:y1="19.95cm" svg:x2="19.091cm" svg:y2="19.95cm">
          <text:p text:style-name="P1"/>
        </draw:line>
        <draw:line draw:style-name="gr2" draw:text-style-name="P3" draw:layer="backgroundobjects" svg:x1="11.62cm" svg:y1="20.788cm" svg:x2="19.091cm" svg:y2="20.788cm">
          <text:p text:style-name="P1"/>
        </draw:line>
        <draw:line draw:style-name="gr2" draw:text-style-name="P3" draw:layer="backgroundobjects" svg:x1="11.62cm" svg:y1="21.626cm" svg:x2="19.091cm" svg:y2="21.626cm">
          <text:p text:style-name="P1"/>
        </draw:line>
        <draw:line draw:style-name="gr2" draw:text-style-name="P3" draw:layer="backgroundobjects" svg:x1="11.62cm" svg:y1="22.464cm" svg:x2="19.091cm" svg:y2="22.464cm">
          <text:p text:style-name="P1"/>
        </draw:line>
        <draw:line draw:style-name="gr2" draw:text-style-name="P3" draw:layer="backgroundobjects" svg:x1="11.62cm" svg:y1="23.302cm" svg:x2="19.091cm" svg:y2="23.302cm">
          <text:p text:style-name="P1"/>
        </draw:line>
        <draw:line draw:style-name="gr2" draw:text-style-name="P3" draw:layer="backgroundobjects" svg:x1="11.62cm" svg:y1="24.14cm" svg:x2="19.091cm" svg:y2="24.14cm">
          <text:p text:style-name="P1"/>
        </draw:line>
        <draw:line draw:style-name="gr2" draw:text-style-name="P3" draw:layer="backgroundobjects" svg:x1="11.62cm" svg:y1="24.978cm" svg:x2="19.091cm" svg:y2="24.978cm">
          <text:p text:style-name="P1"/>
        </draw:line>
      </draw:g>
      <draw:frame draw:style-name="gr4" draw:text-style-name="P2" draw:layer="backgroundobjects" svg:width="8.201cm" svg:height="0.651cm" svg:x="2.7cm" svg:y="25.896cm">
        <draw:text-box>
          <text:p text:style-name="P1"><text:span text:style-name="T1">Speaker – Presentation Name</text:span></text:p>
        </draw:text-box>
      </draw:frame>
      <draw:page-thumbnail draw:layer="backgroundobjects" svg:width="8.511cm" svg:height="6.383cm" svg:x="2.639cm" svg:y="2.8cm"/>
      <draw:page-thumbnail draw:layer="backgroundobjects" svg:width="8.511cm" svg:height="6.383cm" svg:x="2.639cm" svg:y="10.778cm"/>
      <draw:page-thumbnail draw:layer="backgroundobjects" svg:width="8.511cm" svg:height="6.383cm" svg:x="2.639cm" svg:y="18.556cm"/>
      <draw:frame draw:style-name="gr5" draw:text-style-name="P4" draw:layer="backgroundobjects" svg:width="17.59cm" svg:height="0.509cm" svg:x="2.7cm" svg:y="1.63cm">
        <draw:text-box>
          <text:p text:style-name="P1"><text:span text:style-name="T2">Sun Microsystems, Inc.</text:span></text:p>
        </draw:text-box>
      </draw:frame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2cm" svg:height="1.764cm" svg:x="1.275cm" svg:y="2.08cm" presentation:class="title">
        <draw:text-box>
          <text:p text:style-name="P1">Click to edit the title text format</text:p>
        </draw:text-box>
      </draw:frame>
      <draw:frame presentation:style-name="pr2" draw:text-style-name="P7" draw:layer="backgroundobjects" svg:width="22.636cm" svg:height="12.852cm" svg:x="1.094cm" svg:y="4.35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style-name="gr6" draw:text-style-name="P3" draw:layer="backgroundobjects" svg:width="25.399cm" svg:height="1.264cm" svg:x="0.001cm" svg:y="0cm">
        <draw:image xlink:href="Pictures/1000000000000555000000448B6CAF0B.png" xlink:type="simple" xlink:show="embed" xlink:actuate="onLoad">
          <text:p text:style-name="P1"/>
        </draw:image>
      </draw:frame>
      <draw:frame draw:style-name="gr7" draw:text-style-name="P8" draw:layer="backgroundobjects" svg:width="14.328cm" svg:height="0.398cm" svg:x="10.218cm" svg:y="17.869cm">
        <draw:text-box>
          <text:p text:style-name="P1"><text:span text:style-name="T3">Sun proprietary and confidential</text:span></text:p>
        </draw:text-box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gr8" draw:text-style-name="P10" draw:layer="backgroundobjects" svg:width="4.492cm" svg:height="0.467cm" svg:x="3.473cm" svg:y="13.602cm">
          <draw:text-box>
            <text:p text:style-name="P9"><text:span text:style-name="T4">Exact File Name</text:span></text:p>
          </draw:text-box>
        </draw:frame>
        <draw:frame draw:style-name="gr9" draw:text-style-name="P12" draw:layer="backgroundobjects" svg:width="1.778cm" svg:height="0.467cm" svg:x="9.567cm" svg:y="13.602cm">
          <draw:text-box>
            <text:p text:style-name="P11"><text:span text:style-name="T5"><text:date style:data-style-name="D1" text:date-value="2006-11-20">11/20/06</text:date></text:span></text:p>
          </draw:text-box>
        </draw:frame>
        <draw:frame draw:style-name="gr10" draw:text-style-name="P14" draw:layer="backgroundobjects" svg:width="4.659cm" svg:height="0.467cm" svg:x="13.509cm" svg:y="13.604cm">
          <draw:text-box>
            <text:p text:style-name="P13"><text:span text:style-name="T5">Page </text:span><text:span text:style-name="T5"><text:page-number>&lt;number&gt;</text:page-number></text:span></text:p>
          </draw:text-box>
        </draw:frame>
      </presentation:notes>
    </style:master-page>
    <style:master-page style:name="Default" style:page-layout-name="PM1" draw:style-name="dp1">
      <draw:frame presentation:style-name="Default-title" draw:layer="backgroundobjects" svg:width="21.691cm" svg:height="3.18cm" svg:x="1.866cm" svg:y="1.581cm" presentation:class="title" presentation:placeholder="true" presentation:user-transformed="true">
        <draw:text-box/>
      </draw:frame>
      <draw:frame presentation:style-name="Default-outline1" draw:layer="backgroundobjects" svg:width="21.691cm" svg:height="12.001cm" svg:x="1.866cm" svg:y="5.295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 presentation:user-transformed="true">
          <draw:text-box/>
        </draw:frame>
      </presentation:notes>
    </style:master-page>
    <style:master-page style:name="Baseline_5f_Subject_5f_Date_5f_v1.0" style:display-name="Baseline_Subject_Date_v1.0" style:page-layout-name="PM1" draw:style-name="dp2">
      <draw:frame presentation:style-name="pr3" draw:text-style-name="P1" draw:layer="backgroundobjects" svg:width="13.865cm" svg:height="3.181cm" svg:x="1.505cm" svg:y="8.94cm" presentation:class="title" presentation:user-transformed="true">
        <draw:text-box>
          <text:p text:style-name="P1">Click to edit the title text format</text:p>
        </draw:text-box>
      </draw:frame>
      <draw:frame presentation:style-name="pr4" draw:text-style-name="P1" draw:layer="backgroundobjects" svg:width="16.757cm" svg:height="3.73cm" svg:x="1.53cm" svg:y="12.98cm" presentation:class="outline" presentation:user-transformed="true">
        <draw:text-box>
          <text:list text:style-name="L5">
            <text:list-item>
              <text:p text:style-name="P1">Presenter’s Name</text:p>
            </text:list-item>
          </text:list>
          <text:list text:style-name="L5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aseline_5f_Subject_5f_Date_5f_v1.0-title" draw:layer="backgroundobjects" svg:width="14.816cm" svg:height="10.795cm" svg:x="3.422cm" svg:y="2.483cm" presentation:class="page"/>
        <draw:frame presentation:style-name="pr5" draw:text-style-name="P1" draw:layer="backgroundobjects" svg:width="14.859cm" svg:height="11.557cm" svg:x="3.448cm" svg:y="14.37cm" presentation:class="notes" presentation:user-transformed="true">
          <draw:text-box>
            <text:p text:style-name="P1">Click to edit the notes format</text:p>
          </draw:text-box>
        </draw:frame>
        <draw:frame draw:style-name="gr8" draw:text-style-name="P15" draw:layer="backgroundobjects" svg:width="4.492cm" svg:height="0.467cm" svg:x="3.474cm" svg:y="13.602cm">
          <draw:text-box>
            <text:p text:style-name="P9"><text:span text:style-name="T6">Exact File Name</text:span></text:p>
          </draw:text-box>
        </draw:frame>
        <draw:frame draw:style-name="gr9" draw:text-style-name="P16" draw:layer="backgroundobjects" svg:width="1.778cm" svg:height="0.467cm" svg:x="9.568cm" svg:y="13.602cm">
          <draw:text-box>
            <text:p text:style-name="P11"><text:span text:style-name="T7"><text:date style:data-style-name="D1" text:date-value="2006-11-20">11/20/06</text:date></text:span></text:p>
          </draw:text-box>
        </draw:frame>
        <draw:frame draw:style-name="gr11" draw:text-style-name="P17" draw:layer="backgroundobjects" svg:width="2.123cm" svg:height="0.467cm" svg:x="16.046cm" svg:y="13.604cm">
          <draw:text-box>
            <text:p text:style-name="P13"><text:span text:style-name="T7">Page </text:span><text:span text:style-name="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7$Build-9044</meta:generator>
    <meta:creation-date>2006-02-21T18:08:09</meta:creation-date>
    <dc:creator>Eduardo Pelegri-Llopart</dc:creator>
    <dc:date>2006-11-20T11:46:38</dc:date>
    <dc:language>en-US</dc:language>
    <meta:editing-cycles>8</meta:editing-cycles>
    <meta:editing-duration>PT17H59M18S</meta:editing-duration>
    <meta:user-defined meta:name="Info 1"/>
    <meta:user-defined meta:name="Info 2"/>
    <meta:user-defined meta:name="Info 3"/>
    <meta:user-defined meta:name="Info 4"/>
    <meta:document-statistic meta:object-count="79"/>
  </office:meta>
</office:document-meta>
</file>